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02cm" fo:min-width="0.77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2.54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5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0.516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8.64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7.116cm" fo:min-width="0.0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141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  <style:text-properties fo:color="#000000" fo:font-size="10pt" style:font-size-asian="10pt" style:font-size-complex="10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064cm" svg:height="3.302cm" svg:x="9.39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176cm" svg:y="5.08cm">
          <text:p text:style-name="P1"><text:span text:style-name="T1">rv32</text:span></text:p>
          <text:p text:style-name="P1"><text:span text:style-name="T1">im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176cm" svg:y="6.604cm">
          <text:p text:style-name="P1"><text:span text:style-name="T1">S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08cm" svg:height="2.794cm" svg:x="12.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3.302cm" svg:x="9.39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176cm" svg:y="8.636cm">
          <text:p text:style-name="P1"><text:span text:style-name="T1">rv32</text:span></text:p>
          <text:p text:style-name="P1"><text:span text:style-name="T1">im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176cm" svg:y="10.16cm">
          <text:p text:style-name="P1"><text:span text:style-name="T1">S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08cm" svg:height="2.794cm" svg:x="12.7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3.302cm" svg:x="14.478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494cm" svg:y="5.08cm">
          <text:p text:style-name="P1"><text:span text:style-name="T1">r</text:span><text:span text:style-name="T1">v</text:span><text:span text:style-name="T1">3</text:span><text:span text:style-name="T1">2</text:span></text:p>
          <text:p text:style-name="P1"><text:span text:style-name="T1">i</text:span><text:span text:style-name="T1">m</text:span><text:span text:style-name="T1">c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494cm" svg:y="6.604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2.794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14.478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494cm" svg:y="8.636cm">
          <text:p text:style-name="P1"><text:span text:style-name="T1">rv32</text:span></text:p>
          <text:p text:style-name="P1"><text:span text:style-name="T1">imc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494cm" svg:y="10.16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2.794cm" svg:x="14.732cm" svg:y="8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1.016cm" svg:x="9.652cm" svg:y="12.768cm">
          <text:p text:style-name="P4"><text:span text:style-name="T2">S</text:span><text:span text:style-name="T2">R</text:span><text:span text:style-name="T2">A</text:span><text:span text:style-name="T2">M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9.652cm" svg:y="2.794cm">
          <text:p text:style-name="P1"><text:span text:style-name="T2">spi </text:span></text:p>
          <text:p text:style-name="P1"><text:span text:style-name="T2">mmi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0.922cm" svg:y="2.794cm">
          <text:p text:style-name="P1"><text:span text:style-name="T2">spi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2.192cm" svg:y="2.794cm">
          <text:p text:style-name="P1"><text:span text:style-name="T2">spi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8cm" svg:height="0.508cm" svg:x="13.208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508cm" svg:height="0.508cm" svg:x="13.208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508cm" svg:height="0.508cm" svg:x="14.224cm" svg:y="6.0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508cm" svg:height="0.508cm" svg:x="14.224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016cm" svg:height="1.016cm" svg:x="13.462cm" svg:y="2.794cm">
          <text:p text:style-name="P1"><text:span text:style-name="T2">tmr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4.732cm" svg:y="2.794cm">
          <text:p text:style-name="P1"><text:span text:style-name="T2">tmr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144cm" svg:height="0.508cm" svg:x="9.398cm" svg:y="4.064cm">
          <text:p text:style-name="P1"><text:span text:style-name="T2">Peripheral I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652cm" svg:y="5.08cm">
          <text:p text:style-name="P1"><text:span text:style-name="T1">local </text:span></text:p>
          <text:p text:style-name="P1"><text:span text:style-name="T1">in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9.652cm" svg:y="8.636cm">
          <text:p text:style-name="P1"><text:span text:style-name="T1">local </text:span></text:p>
          <text:p text:style-name="P1"><text:span text:style-name="T1">in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018cm" svg:y="5.08cm">
          <text:p text:style-name="P1"><text:span text:style-name="T1">local </text:span></text:p>
          <text:p text:style-name="P1"><text:span text:style-name="T1">in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018cm" svg:y="8.636cm">
          <text:p text:style-name="P1"><text:span text:style-name="T1">local </text:span></text:p>
          <text:p text:style-name="P1"><text:span text:style-name="T1">in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4cm" svg:height="0.508cm" svg:x="10.16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254cm" svg:height="0.508cm" svg:x="17.526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508cm" svg:height="7.366cm" svg:x="13.716cm" svg:y="4.572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3.81cm" svg:height="0.645cm" draw:transform="rotate (1.5707963267949) translate (13.716cm 10.16cm)">
          <draw:text-box>
            <text:p text:style-name="P4"><text:span text:style-name="T2">Core Interconnect</text:span></text:p>
          </draw:text-box>
        </draw:frame>
        <draw:custom-shape draw:style-name="gr4" draw:text-style-name="P4" draw:layer="layout" svg:width="3.048cm" svg:height="1.016cm" svg:x="15.24cm" svg:y="12.768cm">
          <text:p text:style-name="P4"><text:span text:style-name="T2">HyperRAM</text:span></text:p>
          <text:p text:style-name="P4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144cm" svg:height="0.508cm" svg:x="9.398cm" svg:y="11.938cm">
          <text:p text:style-name="P1"><text:span text:style-name="T2">Core Interconnec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6.002cm" svg:y="2.794cm">
          <text:p text:style-name="P1"><text:span text:style-name="T2">int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7.272cm" svg:y="2.794cm">
          <text:p text:style-name="P1"><text:span text:style-name="T2">gp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5-26T16:58:32.076229683</meta:creation-date>
    <dc:date>2021-05-26T17:55:27.520662328</dc:date>
    <meta:editing-duration>PT34M53S</meta:editing-duration>
    <meta:editing-cycles>5</meta:editing-cycles>
    <meta:generator>LibreOffice/6.3.6.2$Linux_X86_64 LibreOffice_project/30$Build-2</meta:generator>
    <meta:document-statistic meta:object-count="62"/>
  </office:meta>
</office:document-meta>
</file>